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orConfigurationSupport.setThreadFactory( @ Nullable ThreadFactory thread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urationSuppor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urationSupport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urationSupport.setAwaitTerminationMillis( long awaitTermination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urationSupport.setWaitForTasksToCompleteOnShutdown( boolean waitForJobsToCompleteOnShut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urationSupport.setThreadNamePrefix( @ Nullable String threadNam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ConfigurationSupport.setRejectedExecutionHandler( @ Nullable RejectedExecutionHandler rejectedExecution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orConfigurationSupport.shutdow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ecutorConfigurationSupport.cancelRemainingTask( Runnable t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ecutorConfigurationSupport.awaitTerminationIfNecessary( ExecutorService execu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ecutorConfigurationSupport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ConfigurationSupport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ecutorConfigurationSupport.setAwaitTerminationSeconds( int awaitTermination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